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35C30000001A0000001A9E8B50C4854A9ED4.svg" manifest:media-type="image/svg+xml"/>
  <manifest:file-entry manifest:full-path="Pictures/100011960000001A0000001AF1CB7A50B128B85B.svg" manifest:media-type="image/svg+xml"/>
  <manifest:file-entry manifest:full-path="Pictures/10000D1C0000001A0000001A78E81C28D59FDD5C.svg" manifest:media-type="image/svg+xml"/>
  <manifest:file-entry manifest:full-path="Pictures/10000201000000010000000108093F3507420144.png" manifest:media-type="image/png"/>
  <manifest:file-entry manifest:full-path="Pictures/10000201000000140000000EB4BBD69489A6CF11.png" manifest:media-type="image/png"/>
  <manifest:file-entry manifest:full-path="Pictures/100035A90000001A0000001A104F73EAE94BB5E1.svg" manifest:media-type="image/svg+xml"/>
  <manifest:file-entry manifest:full-path="Pictures/100015C60000001A0000001A9DBD8E8F3EC05C12.svg" manifest:media-type="image/svg+xml"/>
  <manifest:file-entry manifest:full-path="Pictures/10002AB80000001A0000001A314248B4781803D4.svg" manifest:media-type="image/svg+xml"/>
  <manifest:file-entry manifest:full-path="Pictures/100033490000001A0000001ADA130E87FB02D593.svg" manifest:media-type="image/svg+xml"/>
  <manifest:file-entry manifest:full-path="Pictures/100011310000001A0000001A8769E2929AE5E174.svg" manifest:media-type="image/svg+xml"/>
  <manifest:file-entry manifest:full-path="Pictures/100019F70000001A0000001A44FE6E0FE75B6042.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svg:font-family="'Linux Libertine', Georgia, Times, serif"/>
    <style:font-face style:name="Lohit Devanagari1" svg:font-family="'Lohit Devanagari'"/>
    <style:font-face style:name="MathJax Main" svg:font-family="'MathJax Main'"/>
    <style:font-face style:name="MathJax Math-italic" svg:font-family="'MathJax Math-italic'"/>
    <style:font-face style:name="Open Sans" svg:font-family="'Open Sans', Arial,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left" fo:background-color="#fbfbfb">
        <style:background-image/>
      </style:table-properties>
    </style:style>
    <style:style style:name="Table1.A" style:family="table-column">
      <style:table-column-properties style:column-width="0.2993in"/>
    </style:style>
    <style:style style:name="Table1.B" style:family="table-column">
      <style:table-column-properties style:column-width="6.3938in"/>
    </style:style>
    <style:style style:name="Table1.A1" style:family="table-cell">
      <style:table-cell-properties style:vertical-align="middle" fo:padding="0in" fo:border="none"/>
    </style:style>
    <style:style style:name="P1" style:family="paragraph" style:parent-style-name="List_20_Contents">
      <style:paragraph-properties fo:margin-left="0in" fo:margin-right="0in" fo:margin-top="0in" fo:margin-bottom="0.1965in" loext:contextual-spacing="false" fo:line-height="160%" fo:orphans="2" fo:widows="2" fo:text-indent="0in" style:auto-text-indent="false"/>
      <style:text-properties fo:font-variant="normal" fo:text-transform="none" fo:color="#222222" fo:letter-spacing="normal"/>
    </style:style>
    <style:style style:name="P2" style:family="paragraph" style:parent-style-name="List_20_Contents">
      <style:paragraph-properties fo:margin-left="0in" fo:margin-right="0in" fo:margin-top="0in" fo:margin-bottom="0.1965in" loext:contextual-spacing="false" fo:line-height="100%" fo:orphans="2" fo:widows="2" fo:text-indent="0in" style:auto-text-indent="false"/>
      <style:text-properties fo:font-variant="normal" fo:text-transform="none" fo:color="#222222" style:font-name="sans-serif" fo:letter-spacing="normal" fo:language="en" fo:country="US" fo:font-style="normal" fo:font-weight="normal"/>
    </style:style>
    <style:style style:name="P3" style:family="paragraph" style:parent-style-name="List_20_Contents">
      <style:paragraph-properties fo:margin-left="0.7874in" fo:margin-right="0in" fo:line-height="160%" fo:orphans="2" fo:widows="2" fo:text-indent="0in" style:auto-text-indent="false"/>
      <style:text-properties fo:font-variant="normal" fo:text-transform="none" fo:color="#222222" fo:letter-spacing="normal"/>
    </style:style>
    <style:style style:name="P4" style:family="paragraph" style:parent-style-name="List_20_Contents">
      <style:paragraph-properties fo:margin-left="0.7874in" fo:margin-right="0in" fo:margin-top="0in" fo:margin-bottom="0.1965in" loext:contextual-spacing="false" fo:line-height="160%" fo:orphans="2" fo:widows="2" fo:text-indent="0in" style:auto-text-indent="false"/>
      <style:text-properties fo:font-variant="normal" fo:text-transform="none" fo:color="#222222" fo:letter-spacing="normal"/>
    </style:style>
    <style:style style:name="P5" style:family="paragraph" style:parent-style-name="Heading_20_3">
      <style:paragraph-properties fo:margin-left="0in" fo:margin-right="0in" fo:margin-top="0in" fo:margin-bottom="0.1563in" loext:contextual-spacing="false" fo:text-indent="0in" style:auto-text-indent="false" fo:padding="0in" fo:border="none"/>
      <style:text-properties fo:color="#333333" fo:font-style="italic" fo:font-weight="normal"/>
    </style:style>
    <style:style style:name="P6" style:family="paragraph" style:parent-style-name="Heading_20_2">
      <style:paragraph-properties fo:margin-left="0in" fo:margin-right="0in" fo:line-height="130%" fo:text-align="center" style:justify-single-word="false" fo:orphans="2" fo:widows="2" fo:text-indent="0in" style:auto-text-indent="false" fo:padding="0in" fo:border="none" style:writing-mode="lr-tb"/>
      <style:text-properties fo:color="#000000" style:font-name="sans-serif" fo:font-size="9.75pt" fo:language="en" fo:country="US" fo:font-weight="bold" loext:padding="0.0728in" loext:border="0.06pt solid #a2a9b1"/>
    </style:style>
    <style:style style:name="P7" style:family="paragraph" style:parent-style-name="Heading_20_2">
      <style:paragraph-properties fo:margin-left="0in" fo:margin-right="0in" fo:line-height="130%" fo:orphans="2" fo:widows="2" fo:text-indent="0in" style:auto-text-indent="false" fo:padding-left="0in" fo:padding-right="0in" fo:padding-top="0in" fo:padding-bottom="0.0193in" fo:border-left="none" fo:border-right="none" fo:border-top="none" fo:border-bottom="0.06pt solid #a2a9b1"/>
    </style:style>
    <style:style style:name="P8" style:family="paragraph" style:parent-style-name="Heading_20_2">
      <loext:graphic-properties draw:fill="solid" draw:fill-color="#ffffff" draw:opacity="100%"/>
      <style:paragraph-properties fo:margin-left="0in" fo:margin-right="0in" fo:margin-top="0in" fo:margin-bottom="0.1563in" loext:contextual-spacing="false" fo:orphans="2" fo:widows="2" fo:text-indent="0in" style:auto-text-indent="false" fo:background-color="#ffffff" fo:padding="0in" fo:border="none"/>
      <style:text-properties fo:font-variant="normal" fo:text-transform="none" fo:color="#333333" style:font-name="Open Sans" fo:letter-spacing="normal" fo:font-style="normal" fo:font-weight="bold"/>
    </style:style>
    <style:style style:name="P9" style:family="paragraph" style:parent-style-name="Text_20_body">
      <style:paragraph-properties fo:line-height="160%" fo:orphans="2" fo:widows="2"/>
      <style:text-properties fo:font-size="9pt"/>
    </style:style>
    <style:style style:name="P10" style:family="paragraph" style:parent-style-name="Text_20_body">
      <style:text-properties fo:font-variant="normal" fo:text-transform="none" fo:color="#222222" style:font-name="sans-serif" fo:letter-spacing="normal" fo:font-style="normal" fo:font-weight="normal" style:font-name-asian="sans-serif" style:font-style-asian="normal" style:font-weight-asian="normal" style:font-name-complex="sans-serif" style:font-style-complex="normal" style:font-weight-complex="normal"/>
    </style:style>
    <style:style style:name="P11" style:family="paragraph" style:parent-style-name="Text_20_body">
      <style:paragraph-properties fo:line-height="160%" fo:text-align="start" style:justify-single-word="false" fo:orphans="2" fo:widows="2"/>
      <style:text-properties fo:font-variant="normal" fo:text-transform="none" fo:color="#222222" style:font-name="sans-serif" fo:letter-spacing="normal" fo:font-style="normal" fo:font-weight="normal" style:font-name-asian="sans-serif" style:font-style-asian="normal" style:font-weight-asian="normal" style:font-name-complex="sans-serif" style:font-style-complex="normal" style:font-weight-complex="normal"/>
    </style:style>
    <style:style style:name="P12" style:family="paragraph" style:parent-style-name="Text_20_body">
      <style:paragraph-properties fo:line-height="160%" fo:orphans="2" fo:widows="2"/>
    </style:style>
    <style:style style:name="P13" style:family="paragraph" style:parent-style-name="Text_20_body">
      <style:paragraph-properties fo:line-height="160%" fo:text-align="start" style:justify-single-word="false" fo:orphans="2" fo:widows="2"/>
    </style:style>
    <style:style style:name="P14" style:family="paragraph" style:parent-style-name="Text_20_body">
      <style:paragraph-properties fo:margin-left="0in" fo:margin-right="0in" fo:line-height="160%" fo:orphans="2" fo:widows="2" fo:text-indent="0in" style:auto-text-indent="false"/>
      <style:text-properties fo:font-variant="normal" fo:text-transform="none" fo:color="#222222" style:font-name="sans-serif" fo:letter-spacing="normal" fo:language="en" fo:country="US" fo:font-style="normal" fo:font-weight="normal"/>
    </style:style>
    <style:style style:name="P15" style:family="paragraph" style:parent-style-name="Text_20_body">
      <style:paragraph-properties fo:margin-left="0in" fo:margin-right="0in" fo:line-height="100%" fo:orphans="2" fo:widows="2" fo:text-indent="0in" style:auto-text-indent="false"/>
      <style:text-properties fo:font-variant="normal" fo:text-transform="none" fo:color="#222222" style:font-name="sans-serif" fo:letter-spacing="normal" fo:language="en" fo:country="US" fo:font-style="normal" fo:font-weight="normal"/>
    </style:style>
    <style:style style:name="P16"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333333" style:text-line-through-style="none" style:text-line-through-type="none" style:font-name="Open Sans" fo:font-size="12.75pt" fo:letter-spacing="normal" fo:font-style="normal" style:text-underline-style="none" fo:font-weight="normal" style:text-blinking="false" fo:background-color="#ffffff" loext:padding="0in" loext:border="none"/>
    </style:style>
    <style:style style:name="P17" style:family="paragraph" style:parent-style-name="Text_20_body">
      <style:paragraph-properties fo:margin-left="0in" fo:margin-right="0in" fo:line-height="160%" fo:orphans="2" fo:widows="2" fo:text-indent="0in" style:auto-text-indent="false"/>
    </style:style>
    <style:style style:name="P18" style:family="paragraph" style:parent-style-name="Text_20_body">
      <style:paragraph-properties fo:margin-left="0in" fo:margin-right="0in" fo:line-height="100%" fo:orphans="2" fo:widows="2" fo:text-indent="0in" style:auto-text-indent="false"/>
    </style:style>
    <style:style style:name="P1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333333" style:text-line-through-style="none" style:text-line-through-type="none" style:font-name="Open Sans" fo:font-size="12.75pt" fo:letter-spacing="normal" fo:font-style="normal" style:text-underline-style="none" fo:font-weight="normal" style:text-blinking="false" fo:background-color="#ffffff" loext:padding="0in" loext:border="none"/>
    </style:style>
    <style:style style:name="P20" style:family="paragraph" style:parent-style-name="Text_20_body" style:list-style-name="L3">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222222" style:font-name="sans-serif" fo:letter-spacing="normal" fo:language="en" fo:country="US" fo:font-style="normal" fo:font-weight="normal"/>
    </style:style>
    <style:style style:name="P21" style:family="paragraph" style:parent-style-name="Text_20_body" style:list-style-name="L4">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222222" style:font-name="sans-serif" fo:letter-spacing="normal" fo:language="en" fo:country="US" fo:font-style="normal" fo:font-weight="normal"/>
    </style:style>
    <style:style style:name="P22" style:family="paragraph" style:parent-style-name="Text_20_body" style:list-style-name="L5">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222222" style:font-name="sans-serif" fo:letter-spacing="normal" fo:language="en" fo:country="US" fo:font-style="normal" fo:font-weight="normal"/>
    </style:style>
    <style:style style:name="P23" style:family="paragraph" style:parent-style-name="Text_20_body" style:list-style-name="L6">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222222" style:font-name="sans-serif" fo:letter-spacing="normal" fo:language="en" fo:country="US" fo:font-style="normal" fo:font-weight="normal"/>
    </style:style>
    <style:style style:name="P24" style:family="paragraph" style:parent-style-name="Text_20_body" style:list-style-name="L2">
      <style:paragraph-properties fo:margin-left="0in" fo:margin-right="0in" fo:margin-top="0in" fo:margin-bottom="0in" loext:contextual-spacing="false" fo:line-height="100%" fo:orphans="2" fo:widows="2" fo:text-indent="0in" style:auto-text-indent="false" fo:padding="0in" fo:border="none"/>
      <style:text-properties fo:font-variant="normal" fo:text-transform="none" fo:color="#222222" style:font-name="sans-serif" fo:letter-spacing="normal" fo:language="en" fo:country="US" fo:font-style="normal" fo:font-weight="normal"/>
    </style:style>
    <style:style style:name="P25" style:family="paragraph" style:parent-style-name="Text_20_body" style:list-style-name="L9">
      <loext:graphic-properties draw:fill="solid" draw:fill-color="#ffffff" draw:opacity="100%"/>
      <style:paragraph-properties fo:margin-left="0in" fo:margin-right="0in" fo:margin-top="0in" fo:margin-bottom="0in" loext:contextual-spacing="false" fo:text-align="justify" style:justify-single-word="false" fo:orphans="2" fo:widows="2" fo:text-indent="0in" style:auto-text-indent="false" fo:background-color="#ffffff" fo:padding="0in" fo:border="none"/>
      <style:text-properties fo:font-variant="normal" fo:text-transform="none" fo:color="#333333" style:font-name="Open Sans" fo:font-size="10.5pt" fo:letter-spacing="normal" fo:font-style="normal" fo:font-weight="normal"/>
    </style:style>
    <style:style style:name="P26" style:family="paragraph" style:parent-style-name="Text_20_body" style:list-style-name="L10">
      <loext:graphic-properties draw:fill="solid" draw:fill-color="#ffffff" draw:opacity="100%"/>
      <style:paragraph-properties fo:margin-left="0in" fo:margin-right="0in" fo:margin-top="0in" fo:margin-bottom="0in" loext:contextual-spacing="false" fo:text-align="justify" style:justify-single-word="false" fo:orphans="2" fo:widows="2" fo:text-indent="0in" style:auto-text-indent="false" fo:background-color="#ffffff" fo:padding="0in" fo:border="none"/>
      <style:text-properties fo:font-variant="normal" fo:text-transform="none" fo:color="#333333" style:font-name="Open Sans" fo:font-size="10.5pt" fo:letter-spacing="normal" fo:font-style="normal" fo:font-weight="normal"/>
    </style:style>
    <style:style style:name="P27" style:family="paragraph" style:parent-style-name="Text_20_body" style:list-style-name="L1">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28" style:family="paragraph" style:parent-style-name="Text_20_body" style:list-style-name="L8">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29" style:family="paragraph" style:parent-style-name="Text_20_body" style:list-style-name="L7">
      <style:paragraph-properties fo:margin-left="0in" fo:margin-right="0in" fo:margin-top="0in" fo:margin-bottom="0in" loext:contextual-spacing="false" fo:line-height="160%" fo:orphans="2" fo:widows="2" fo:text-indent="0in" style:auto-text-indent="false" fo:padding="0in" fo:border="none"/>
    </style:style>
    <style:style style:name="P30" style:family="paragraph" style:parent-style-name="Text_20_body">
      <loext:graphic-properties draw:fill="solid" draw:fill-color="#ffffff" draw:opacity="100%"/>
      <style:paragraph-properties fo:margin-left="0in" fo:margin-right="0in" fo:margin-top="0in" fo:margin-bottom="0in" loext:contextual-spacing="false" fo:text-align="justify" style:justify-single-word="false" fo:orphans="2" fo:widows="2" fo:text-indent="0in" style:auto-text-indent="false" fo:background-color="#ffffff" fo:padding="0in" fo:border="none"/>
    </style:style>
    <style:style style:name="P31" style:family="paragraph" style:parent-style-name="Text_20_body" style:list-style-name="L8">
      <style:paragraph-properties fo:margin-left="0in" fo:margin-right="0in" fo:margin-top="0in" fo:margin-bottom="0in" loext:contextual-spacing="false" fo:line-height="160%" fo:text-align="start" style:justify-single-word="false" fo:orphans="2" fo:widows="2" fo:text-indent="0in" style:auto-text-indent="false" fo:padding-left="0.0193in" fo:padding-right="0in" fo:padding-top="0in" fo:padding-bottom="0in" fo:border-left="0.06pt solid #a2a9b1" fo:border-right="none" fo:border-top="none" fo:border-bottom="none"/>
    </style:style>
    <style:style style:name="P32" style:family="paragraph" style:parent-style-name="Text_20_body">
      <loext:graphic-properties draw:fill="solid" draw:fill-color="#ffffff" draw:opacity="100%"/>
      <style:paragraph-properties fo:margin-left="0in" fo:margin-right="0in" fo:margin-top="0in" fo:margin-bottom="0.1563in" loext:contextual-spacing="false" fo:text-align="justify" style:justify-single-word="false" fo:orphans="2" fo:widows="2" fo:text-indent="0in" style:auto-text-indent="false" fo:background-color="#ffffff" fo:padding="0in" fo:border="none"/>
      <style:text-properties fo:font-variant="normal" fo:text-transform="none" fo:color="#333333" style:font-name="Open Sans" fo:font-size="10.5pt" fo:letter-spacing="normal" fo:font-style="normal" fo:font-weight="normal"/>
    </style:style>
    <style:style style:name="P33" style:family="paragraph" style:parent-style-name="Text_20_body" style:list-style-name="L2">
      <style:paragraph-properties fo:margin-top="0in" fo:margin-bottom="0in" loext:contextual-spacing="false" fo:line-height="160%" fo:orphans="2" fo:widows="2" fo:padding="0in" fo:border="none"/>
      <style:text-properties fo:font-variant="normal" fo:text-transform="none" fo:color="#222222" style:font-name="sans-serif" fo:letter-spacing="normal" fo:language="en" fo:country="US" fo:font-style="normal" fo:font-weight="normal"/>
    </style:style>
    <style:style style:name="P34" style:family="paragraph" style:parent-style-name="Text_20_body" style:list-style-name="L5">
      <style:paragraph-properties fo:margin-top="0in" fo:margin-bottom="0in" loext:contextual-spacing="false" fo:line-height="160%" fo:orphans="2" fo:widows="2" fo:padding="0in" fo:border="none"/>
      <style:text-properties fo:font-variant="normal" fo:text-transform="none" fo:color="#222222" style:font-name="sans-serif" fo:letter-spacing="normal" fo:language="en" fo:country="US" fo:font-style="normal" fo:font-weight="normal"/>
    </style:style>
    <style:style style:name="P35" style:family="paragraph" style:parent-style-name="Text_20_body" style:list-style-name="L1">
      <style:paragraph-properties fo:margin-top="0in" fo:margin-bottom="0in" loext:contextual-spacing="false" fo:line-height="160%" fo:text-align="start" style:justify-single-word="false" fo:orphans="2" fo:widows="2" fo:padding="0in" fo:border="none"/>
    </style:style>
    <style:style style:name="P36" style:family="paragraph" style:parent-style-name="Text_20_body" style:list-style-name="L7">
      <style:paragraph-properties fo:margin-top="0in" fo:margin-bottom="0in" loext:contextual-spacing="false" fo:line-height="160%" fo:orphans="2" fo:widows="2" fo:padding="0in" fo:border="none"/>
    </style:style>
    <style:style style:name="P37" style:family="paragraph" style:parent-style-name="Text_20_body" style:list-style-name="L7">
      <style:paragraph-properties fo:margin-top="0in" fo:margin-bottom="0in" loext:contextual-spacing="false" fo:line-height="100%" fo:orphans="2" fo:widows="2" fo:padding="0in" fo:border="none"/>
    </style:style>
    <style:style style:name="P38" style:family="paragraph" style:parent-style-name="Text_20_body" style:list-style-name="L1">
      <style:paragraph-properties fo:line-height="160%" fo:text-align="start" style:justify-single-word="false" fo:orphans="2" fo:widows="2" fo:padding="0in" fo:border="none"/>
    </style:style>
    <style:style style:name="P39" style:family="paragraph" style:parent-style-name="Text_20_body" style:list-style-name="L7">
      <style:paragraph-properties fo:line-height="160%" fo:orphans="2" fo:widows="2" fo:padding="0in" fo:border="none"/>
    </style:style>
    <style:style style:name="P40" style:family="paragraph" style:parent-style-name="Heading_20_1">
      <style:text-properties fo:font-variant="normal" fo:text-transform="none" fo:color="#000000" style:font-name="Linux Libertine" fo:letter-spacing="normal" fo:font-style="normal" fo:font-weight="normal"/>
    </style:style>
    <style:style style:name="P41" style:family="paragraph" style:parent-style-name="Heading_20_1">
      <style:text-properties fo:color="#333333" fo:font-weight="bold"/>
    </style:style>
    <style:style style:name="P42" style:family="paragraph" style:parent-style-name="Table_20_Contents">
      <style:paragraph-properties fo:text-align="center" style:justify-single-word="false"/>
      <style:text-properties fo:color="#0b0080" style:text-line-through-style="none" style:text-line-through-type="none" style:text-underline-style="none" style:text-blinking="false"/>
    </style:style>
    <style:style style:name="T1" style:family="text">
      <style:text-properties fo:color="#0b0080" style:text-line-through-style="none" style:text-line-through-type="none" style:text-underline-style="none" style:text-blinking="false"/>
    </style:style>
    <style:style style:name="T2" style:family="text">
      <style:text-properties fo:color="#0b0080" style:text-line-through-style="none" style:text-line-through-type="none" fo:language="en" fo:country="US" style:text-underline-style="none" style:text-blinking="false"/>
    </style:style>
    <style:style style:name="T3" style:family="text">
      <style:text-properties fo:font-size="8.25pt"/>
    </style:style>
    <style:style style:name="T4" style:family="text">
      <style:text-properties fo:font-size="8.25pt" fo:font-style="italic"/>
    </style:style>
    <style:style style:name="T5" style:family="text">
      <style:text-properties fo:language="en" fo:country="US"/>
    </style:style>
    <style:style style:name="T6" style:family="text">
      <style:text-properties fo:language="en" fo:country="US" fo:font-weight="bold"/>
    </style:style>
    <style:style style:name="T7" style:family="text">
      <style:text-properties fo:font-weight="bold"/>
    </style:style>
    <style:style style:name="T8" style:family="text">
      <style:text-properties fo:font-style="italic"/>
    </style:style>
    <style:style style:name="T9" style:family="text">
      <style:text-properties fo:font-style="italic" fo:font-weight="bold" loext:padding="0in" loext:border="none"/>
    </style:style>
    <style:style style:name="T10" style:family="text">
      <style:text-properties fo:font-variant="normal" fo:text-transform="none" fo:color="#222222" style:font-name="sans-serif" fo:font-size="8.25pt" fo:letter-spacing="normal" fo:language="en" fo:country="US" fo:font-style="italic" fo:font-weight="normal"/>
    </style:style>
    <style:style style:name="T11" style:family="text">
      <style:text-properties fo:font-variant="normal" fo:text-transform="none" fo:color="#222222" style:font-name="sans-serif" fo:font-size="8.25pt" fo:letter-spacing="normal" fo:language="en" fo:country="US" fo:font-style="normal" fo:font-weight="normal"/>
    </style:style>
    <style:style style:name="T12" style:family="text">
      <style:text-properties fo:font-variant="normal" fo:text-transform="none" fo:color="#222222" style:font-name="sans-serif" fo:letter-spacing="normal" fo:language="en" fo:country="US" fo:font-style="normal" fo:font-weight="normal"/>
    </style:style>
    <style:style style:name="T13" style:family="text">
      <style:text-properties fo:font-variant="normal" fo:text-transform="none" fo:color="#222222" style:font-name="sans-serif" fo:letter-spacing="normal" fo:language="en" fo:country="US" fo:font-style="normal" fo:font-weight="normal" style:font-name-asian="sans-serif" style:language-asian="en" style:country-asian="US" style:font-style-asian="normal" style:font-weight-asian="normal" style:font-name-complex="sans-serif" style:language-complex="en" style:country-complex="US" style:font-style-complex="normal" style:font-weight-complex="normal"/>
    </style:style>
    <style:style style:name="T14" style:family="text">
      <style:text-properties fo:font-variant="normal" fo:text-transform="none" fo:color="#222222" style:font-name="sans-serif" fo:letter-spacing="normal" fo:language="en" fo:country="US" fo:font-style="italic" fo:font-weight="normal"/>
    </style:style>
    <style:style style:name="T15" style:family="text">
      <style:text-properties fo:font-variant="normal" fo:text-transform="none" fo:color="#222222" style:font-name="sans-serif" fo:font-size="12pt" fo:letter-spacing="normal" fo:language="en" fo:country="US" fo:font-style="normal" fo:font-weight="normal" style:font-name-asian="sans-serif" style:language-asian="en" style:country-asian="US" style:font-style-asian="normal" style:font-weight-asian="normal" style:font-name-complex="sans-serif" style:language-complex="en" style:country-complex="US" style:font-style-complex="normal" style:font-weight-complex="normal"/>
    </style:style>
    <style:style style:name="T16" style:family="text">
      <style:text-properties fo:font-variant="normal" fo:text-transform="none" fo:color="#222222" style:font-name="sans-serif" fo:font-size="9pt" fo:letter-spacing="normal" fo:language="en" fo:country="US" fo:font-style="normal" fo:font-weight="normal"/>
    </style:style>
    <style:style style:name="T17" style:family="text">
      <style:text-properties fo:font-variant="normal" fo:text-transform="none" fo:color="#222222" style:font-name="sans-serif" fo:font-size="9pt" fo:letter-spacing="normal" fo:language="en" fo:country="US" fo:font-style="normal" fo:font-weight="bold"/>
    </style:style>
    <style:style style:name="T18" style:family="text">
      <style:text-properties fo:font-variant="normal" fo:text-transform="none" fo:color="#222222" style:font-name="sans-serif" fo:font-size="9pt" fo:letter-spacing="normal" fo:language="en" fo:country="US" fo:font-style="italic" fo:font-weight="normal"/>
    </style:style>
    <style:style style:name="T19" style:family="text">
      <style:text-properties fo:font-variant="normal" fo:text-transform="none" fo:color="#222222" style:text-line-through-style="none" style:text-line-through-type="none" style:font-name="sans-serif" fo:font-size="9.75pt" fo:letter-spacing="normal" fo:language="en" fo:country="US" fo:font-style="normal" style:text-underline-style="solid" style:text-underline-width="auto" style:text-underline-color="font-color" fo:font-weight="normal" style:text-blinking="false" loext:padding="0in" loext:border="none"/>
    </style:style>
    <style:style style:name="T20" style:family="text">
      <style:text-properties fo:font-variant="normal" fo:text-transform="none" fo:color="#222222" style:text-line-through-style="none" style:text-line-through-type="none" style:font-name="sans-serif" fo:font-size="12pt" fo:letter-spacing="normal" fo:language="en" fo:country="US" fo:font-style="normal" style:text-underline-style="none" fo:font-weight="normal" style:text-blinking="false" style:font-name-asian="sans-serif" style:language-asian="en" style:country-asian="US" style:font-style-asian="normal" style:font-weight-asian="normal" style:font-name-complex="sans-serif" style:language-complex="en" style:country-complex="US" style:font-style-complex="normal" style:font-weight-complex="normal"/>
    </style:style>
    <style:style style:name="T21"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loext:padding="0.052in" loext:border="0.06pt solid #a2a9b1"/>
    </style:style>
    <style:style style:name="T22" style:family="text">
      <style:text-properties fo:font-variant="normal" fo:text-transform="none" fo:color="#0b0080" style:text-line-through-style="none" style:text-line-through-type="none" style:font-name="sans-serif" fo:letter-spacing="normal" fo:language="en" fo:country="US" fo:font-style="normal" style:text-underline-style="none" fo:font-weight="normal" style:text-blinking="false"/>
    </style:style>
    <style:style style:name="T23" style:family="text">
      <style:text-properties fo:font-variant="normal" fo:text-transform="none" fo:color="#0b0080" style:text-line-through-style="none" style:text-line-through-type="none" style:font-name="sans-serif" fo:font-size="9.75pt" fo:letter-spacing="normal" fo:language="en" fo:country="US" fo:font-style="normal" style:text-underline-style="solid" style:text-underline-width="auto" style:text-underline-color="font-color" fo:font-weight="normal" style:text-blinking="false" loext:padding="0.0728in" loext:border="0.06pt solid #a2a9b1"/>
    </style:style>
    <style:style style:name="T24" style:family="text">
      <style:text-properties fo:font-variant="normal" fo:text-transform="none" fo:color="#0b0080" style:text-line-through-style="none" style:text-line-through-type="none" style:font-name="sans-serif" fo:font-size="12pt" fo:letter-spacing="normal" fo:language="en" fo:country="US" fo:font-style="normal" style:text-underline-style="none" fo:font-weight="normal" style:text-blinking="false"/>
    </style:style>
    <style:style style:name="T25" style:family="text">
      <style:text-properties fo:font-variant="normal" fo:text-transform="none" fo:color="#0b0080" style:text-line-through-style="none" style:text-line-through-type="none" style:font-name="sans-serif" fo:font-size="8.25pt" fo:letter-spacing="normal" fo:language="en" fo:country="US" fo:font-style="normal" style:text-underline-style="none" fo:font-weight="normal" style:text-blinking="false"/>
    </style:style>
    <style:style style:name="T26"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bold" style:text-blinking="false"/>
    </style:style>
    <style:style style:name="T27"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style>
    <style:style style:name="T28"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loext:padding="0in" loext:border="none"/>
    </style:style>
    <style:style style:name="T29" style:family="text">
      <style:text-properties fo:font-variant="normal" fo:text-transform="none" fo:color="#0b0080" style:text-line-through-style="none" style:text-line-through-type="none" style:font-name="sans-serif" fo:font-size="7.5pt" fo:letter-spacing="normal" fo:language="en" fo:country="US" fo:font-style="italic" style:text-underline-style="none" fo:font-weight="bold" style:text-blinking="false"/>
    </style:style>
    <style:style style:name="T30" style:family="text">
      <style:text-properties fo:font-variant="normal" fo:text-transform="none" fo:color="#0b0080" style:text-line-through-style="none" style:text-line-through-type="none" fo:font-size="8.25pt" fo:language="en" fo:country="US" fo:font-style="normal" style:text-underline-style="none" fo:font-weight="normal" style:text-blinking="false"/>
    </style:style>
    <style:style style:name="T31" style:family="text">
      <style:text-properties fo:font-variant="normal" fo:text-transform="none" fo:color="#000000" style:font-name="Linux Libertine" fo:letter-spacing="normal" fo:language="en" fo:country="US" fo:font-style="normal" fo:font-weight="normal"/>
    </style:style>
    <style:style style:name="T32" style:family="text">
      <style:text-properties fo:font-variant="normal" fo:text-transform="none" fo:color="#54595d" style:font-name="sans-serif" fo:font-size="12pt" fo:letter-spacing="normal" fo:language="en" fo:country="US" fo:font-style="normal" fo:font-weight="normal"/>
    </style:style>
    <style:style style:name="T33" style:family="text">
      <style:text-properties fo:font-variant="normal" fo:text-transform="none" fo:color="#663366" style:text-line-through-style="none" style:text-line-through-type="none" style:font-name="sans-serif" fo:font-size="9pt" fo:letter-spacing="normal" fo:language="en" fo:country="US" fo:font-style="normal" style:text-underline-style="none" fo:font-weight="normal" style:text-blinking="false" fo:background-color="transparent" loext:char-shading-value="0" loext:padding="0in" loext:border="none"/>
    </style:style>
    <style:style style:name="T34" style:family="text">
      <style:text-properties fo:font-variant="normal" fo:text-transform="none" fo:color="#663366" style:text-line-through-style="none" style:text-line-through-type="none" style:font-name="sans-serif" fo:font-size="9pt" fo:letter-spacing="normal" fo:language="en" fo:country="US" fo:font-style="normal" style:text-underline-style="none" fo:font-weight="normal" style:text-blinking="false" fo:background-color="transparent" loext:char-shading-value="0" loext:padding="0in" loext:border="none"/>
    </style:style>
    <style:style style:name="T35" style:family="text">
      <style:text-properties fo:font-variant="normal" fo:text-transform="none" fo:color="#333333" style:font-name="Open Sans" fo:font-size="10.5pt" fo:letter-spacing="normal" fo:font-style="normal" fo:font-weight="bold" loext:padding="0in" loext:border="none"/>
    </style:style>
    <style:style style:name="T36" style:family="text">
      <style:text-properties fo:font-variant="normal" fo:text-transform="none" fo:color="#333333" style:font-name="Open Sans" fo:font-size="10.5pt" fo:letter-spacing="normal" fo:font-style="normal" fo:font-weight="normal"/>
    </style:style>
    <style:style style:name="T37" style:family="text">
      <style:text-properties fo:font-variant="normal" fo:text-transform="none" fo:color="#009999" style:text-line-through-style="none" style:text-line-through-type="none" style:font-name="Open Sans" fo:font-size="10.5pt" fo:letter-spacing="normal" fo:font-style="normal" style:text-underline-style="none" fo:font-weight="normal" style:text-blinking="false" loext:padding="0in" loext:border="none"/>
    </style:style>
    <style:style style:name="T38" style:family="text">
      <style:text-properties fo:color="#663366" style:text-line-through-style="none" style:text-line-through-type="none" style:text-underline-style="none" style:text-blinking="false" loext:padding="0in" loext:border="none"/>
    </style:style>
    <style:style style:name="T39" style:family="text">
      <style:text-properties fo:color="#663366" style:text-line-through-style="none" style:text-line-through-type="none" fo:font-size="7.5pt" style:text-underline-style="none" style:text-blinking="false" loext:padding="0in" loext:border="none"/>
    </style:style>
    <style:style style:name="T40" style:family="text">
      <style:text-properties fo:font-size="7.5pt"/>
    </style:style>
    <style:style style:name="T41" style:family="text">
      <style:text-properties fo:font-size="7.5pt" fo:font-style="italic"/>
    </style:style>
    <style:style style:name="T42" style:family="text">
      <style:text-properties style:font-name="MathJax Math-italic"/>
    </style:style>
    <style:style style:name="T43" style:family="text">
      <style:text-properties style:font-name="MathJax Main"/>
    </style:style>
    <style:style style:name="T44" style:family="text">
      <style:text-properties style:font-name="MathJax Main" fo:font-size="9pt"/>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style:style style:name="Sect3" style:family="section">
      <style:section-properties fo:background-color="#f8f9fa" fo:margin-left="0in" fo:margin-right="0in"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text:bookmark text:name="firstHeading"/>Constant-Q transform</text:h>
      <text:section text:style-name="Sect1" text:name="bodyContent">
        <text:p text:style-name="P17"/>
        <text:section text:style-name="Sect1" text:name="siteSub">
          <text:p text:style-name="P9">From Wikipedia, the free encyclopedia</text:p>
        </text:section>
        <text:section text:style-name="Sect1" text:name="contentSub">
          <text:p text:style-name="P17"/>
        </text:section>
        <text:section text:style-name="Sect1" text:name="jump-to-nav">
          <text:p text:style-name="P12"/>
        </text:section>
        <text:section text:style-name="Sect2" text:name="mw-content-text">
          <text:p text:style-name="P18"><text:span text:style-name="T5">In mathematics and </text:span><text:a xlink:type="simple" xlink:href="https://en.wikipedia.org/wiki/Signal_processing" text:style-name="Internet_20_link" text:visited-style-name="Visited_20_Internet_20_Link"><text:span text:style-name="T2">signal processing</text:span></text:a><text:span text:style-name="T5">, the </text:span><text:span text:style-name="T6">constant-Q transform</text:span><text:span text:style-name="T5"> transforms a data series to the frequency domain. It is related to the </text:span><text:a xlink:type="simple" xlink:href="https://en.wikipedia.org/wiki/Fourier_transform" text:style-name="Internet_20_link" text:visited-style-name="Visited_20_Internet_20_Link"><text:span text:style-name="T2">Fourier transform</text:span></text:a><text:bookmark text:name="cite_ref-b91_1-0"/><text:a xlink:type="simple" xlink:href="https://en.wikipedia.org/wiki/Constant-Q_transform#cite_note-b91-1" text:style-name="Internet_20_link" text:visited-style-name="Visited_20_Internet_20_Link"><text:span text:style-name="T30">[1]</text:span></text:a><text:span text:style-name="T5"> and very closely related to the complex </text:span><text:a xlink:type="simple" xlink:href="https://en.wikipedia.org/wiki/Morlet_wavelet" text:style-name="Internet_20_link" text:visited-style-name="Visited_20_Internet_20_Link"><text:span text:style-name="T2">Morlet wavelet</text:span></text:a><text:span text:style-name="T5"> transform.</text:span><text:bookmark text:name="cite_ref-2"/><text:a xlink:type="simple" xlink:href="https://en.wikipedia.org/wiki/Constant-Q_transform#cite_note-2" text:style-name="Internet_20_link" text:visited-style-name="Visited_20_Internet_20_Link"><text:span text:style-name="T30">[2]</text:span></text:a></text:p>
          <text:p text:style-name="P18"><text:span text:style-name="T12">The transform can be thought of as a series of logarithmically spaced filters </text:span><text:span text:style-name="T14">f</text:span><text:span text:style-name="T10">k</text:span><text:span text:style-name="T12">, with the </text:span><text:span text:style-name="T14">k</text:span><text:span text:style-name="T12">-th filter having a </text:span><text:a xlink:type="simple" xlink:href="https://en.wikipedia.org/wiki/Spectral_width" text:style-name="Internet_20_link" text:visited-style-name="Visited_20_Internet_20_Link"><text:span text:style-name="T22">spectral width</text:span></text:a><text:span text:style-name="T12"> </text:span><text:span text:style-name="T14">δf</text:span><text:span text:style-name="T10">k</text:span><text:span text:style-name="T12"> equal to a multiple of the previous filter's width:</text:span></text:p>
          <text:p text:style-name="P1"><draw:frame draw:style-name="fr1" draw:name="Frame3" text:anchor-type="char" svg:width="0.0161in" draw:z-index="2"><draw:text-box fo:min-height="0.0161in"><text:p text:style-name="Text_20_body"/></draw:text-box></draw:frame><draw:frame draw:style-name="fr2" draw:name="Image1" text:anchor-type="as-char" svg:width="0.0161in" svg:height="0.0161in" draw:z-index="3"><draw:image xlink:href="Pictures/10002AB80000001A0000001A314248B4781803D4.svg" xlink:type="simple" xlink:show="embed" xlink:actuate="onLoad" loext:mime-type="image/svg+xml"/><draw:image xlink:href="Pictures/10000201000000010000000108093F3507420144.png" xlink:type="simple" xlink:show="embed" xlink:actuate="onLoad"/><svg:title>{\displaystyle {\begin{aligned}\delta f_{k}&amp;=2^{1/n}\cdot \delta f_{k-1}\\&amp;=\left(2^{1/n}\right)^{k}\cdot \delta f_{\text{min}},\end{aligned}}}</svg:title></draw:frame></text:p>
          <text:p text:style-name="P18"><text:span text:style-name="T12">where </text:span><text:span text:style-name="T14">δf</text:span><text:span text:style-name="T10">k</text:span><text:span text:style-name="T12"> is the bandwidth of the </text:span><text:span text:style-name="T14">k</text:span><text:span text:style-name="T12">-th filter, </text:span><text:span text:style-name="T14">f</text:span><text:span text:style-name="T11">min</text:span><text:span text:style-name="T12"> is the central frequency of the lowest filter, and </text:span><text:span text:style-name="T14">n</text:span><text:span text:style-name="T12"> is the number of filters per </text:span><text:a xlink:type="simple" xlink:href="https://en.wikipedia.org/wiki/Octave_(electronics)" text:style-name="Internet_20_link" text:visited-style-name="Visited_20_Internet_20_Link"><text:span text:style-name="T22">octave</text:span></text:a><text:span text:style-name="T12">.</text:span></text:p>
          <text:section text:style-name="Sect3" text:name="toc">
            <text:h text:style-name="P6" text:outline-level="2">Contents</text:h>
            <text:list xml:id="list1303247609" text:style-name="L1">
              <text:list-item>
                <text:p text:style-name="P27"><text:a xlink:type="simple" xlink:href="https://en.wikipedia.org/wiki/Constant-Q_transform#Calculation" text:style-name="Internet_20_link" text:visited-style-name="Visited_20_Internet_20_Link"><text:span text:style-name="T19">1</text:span></text:a><text:a xlink:type="simple" xlink:href="https://en.wikipedia.org/wiki/Constant-Q_transform#Calculation" text:style-name="Internet_20_link" text:visited-style-name="Visited_20_Internet_20_Link"><text:span text:style-name="T23">Calculation</text:span></text:a></text:p>
              </text:list-item>
              <text:list-item>
                <text:p text:style-name="P35"><text:a xlink:type="simple" xlink:href="https://en.wikipedia.org/wiki/Constant-Q_transform#Fast_calculation" text:style-name="Internet_20_link" text:visited-style-name="Visited_20_Internet_20_Link"><text:span text:style-name="T19">2</text:span></text:a><text:a xlink:type="simple" xlink:href="https://en.wikipedia.org/wiki/Constant-Q_transform#Fast_calculation" text:style-name="Internet_20_link" text:visited-style-name="Visited_20_Internet_20_Link"><text:span text:style-name="T23">Fast calculation</text:span></text:a></text:p>
              </text:list-item>
              <text:list-item>
                <text:p text:style-name="P35"><text:a xlink:type="simple" xlink:href="https://en.wikipedia.org/wiki/Constant-Q_transform#Comparison_with_the_Fourier_transform" text:style-name="Internet_20_link" text:visited-style-name="Visited_20_Internet_20_Link"><text:span text:style-name="T19">3</text:span></text:a><text:a xlink:type="simple" xlink:href="https://en.wikipedia.org/wiki/Constant-Q_transform#Comparison_with_the_Fourier_transform" text:style-name="Internet_20_link" text:visited-style-name="Visited_20_Internet_20_Link"><text:span text:style-name="T23">Comparison with the Fourier transform</text:span></text:a></text:p>
              </text:list-item>
              <text:list-item>
                <text:p text:style-name="P38"><text:a xlink:type="simple" xlink:href="https://en.wikipedia.org/wiki/Constant-Q_transform#References" text:style-name="Internet_20_link" text:visited-style-name="Visited_20_Internet_20_Link"><text:span text:style-name="T19">4</text:span></text:a><text:a xlink:type="simple" xlink:href="https://en.wikipedia.org/wiki/Constant-Q_transform#References" text:style-name="Internet_20_link" text:visited-style-name="Visited_20_Internet_20_Link"><text:span text:style-name="T23">References</text:span></text:a></text:p>
              </text:list-item>
            </text:list>
          </text:section>
          <text:h text:style-name="P7" text:outline-level="2"><text:bookmark text:name="Calculation"/><text:span text:style-name="T13">Calculation</text:span><text:span text:style-name="T15">[</text:span><text:a xlink:type="simple" xlink:href="https://en.wikipedia.org/w/index.php?title=Constant-Q_transform&amp;action=edit&amp;section=1" text:style-name="Internet_20_link" text:visited-style-name="Visited_20_Internet_20_Link"><text:span text:style-name="T20">edit</text:span></text:a><text:span text:style-name="T15">]</text:span></text:h>
          <text:p text:style-name="P17"><text:span text:style-name="T12">The </text:span><text:a xlink:type="simple" xlink:href="https://en.wikipedia.org/wiki/Short-time_Fourier_transform" text:style-name="Internet_20_link" text:visited-style-name="Visited_20_Internet_20_Link"><text:span text:style-name="T22">short-time Fourier transform</text:span></text:a><text:span text:style-name="T12"> of </text:span><text:span text:style-name="T14">x</text:span><text:span text:style-name="T12">[</text:span><text:span text:style-name="T14">n</text:span><text:span text:style-name="T12">] for a frame shifted to sample </text:span><text:span text:style-name="T14">m</text:span><text:span text:style-name="T12"> is calculated as follows:</text:span></text:p>
          <text:p text:style-name="P1"><draw:frame draw:style-name="fr1" draw:name="Frame4" text:anchor-type="char" svg:width="0.0161in" draw:z-index="4"><draw:text-box fo:min-height="0.0161in"><text:p text:style-name="Text_20_body"/></draw:text-box></draw:frame><draw:frame draw:style-name="fr2" draw:name="Image2" text:anchor-type="as-char" svg:width="0.0161in" svg:height="0.0161in" draw:z-index="5"><draw:image xlink:href="Pictures/100033490000001A0000001ADA130E87FB02D593.svg" xlink:type="simple" xlink:show="embed" xlink:actuate="onLoad" loext:mime-type="image/svg+xml"/><draw:image xlink:href="Pictures/10000201000000010000000108093F3507420144.png" xlink:type="simple" xlink:show="embed" xlink:actuate="onLoad"/><svg:title>{\displaystyle X[k,m]=\sum _{n=0}^{N-1}W[n-m]x[n]e^{-j2\pi kn/N}.}</svg:title></draw:frame></text:p>
          <text:p text:style-name="P15">Given a data series sampled at <text:span text:style-name="T8">f</text:span><text:span text:style-name="T3">s</text:span> = 1/<text:span text:style-name="T8">T</text:span>, <text:span text:style-name="T8">T</text:span> being the sampling period of our data, for each frequency bin we can define the following:</text:p>
          <text:list xml:id="list3383527622" text:style-name="L2">
            <text:list-item>
              <text:p text:style-name="P24">Filter width, <text:span text:style-name="T8">δf</text:span><text:span text:style-name="T4">k</text:span>.</text:p>
            </text:list-item>
            <text:list-item>
              <text:p text:style-name="P33"><text:span text:style-name="T8">Q</text:span>, the "quality factor":</text:p>
            </text:list-item>
          </text:list>
          <text:p text:style-name="P3"><draw:frame draw:style-name="fr1" draw:name="Frame5" text:anchor-type="char" svg:width="0.0161in" draw:z-index="6"><draw:text-box fo:min-height="0.0161in"><text:p text:style-name="Text_20_body"/></draw:text-box></draw:frame><draw:frame draw:style-name="fr2" draw:name="Image3" text:anchor-type="as-char" svg:width="0.0161in" svg:height="0.0161in" draw:z-index="7"><draw:image xlink:href="Pictures/100011310000001A0000001A8769E2929AE5E174.svg" xlink:type="simple" xlink:show="embed" xlink:actuate="onLoad" loext:mime-type="image/svg+xml"/><draw:image xlink:href="Pictures/10000201000000010000000108093F3507420144.png" xlink:type="simple" xlink:show="embed" xlink:actuate="onLoad"/><svg:title>{\displaystyle Q={\frac {f_{k}}{\delta f_{k}}}.}</svg:title></draw:frame></text:p>
          <text:p text:style-name="P2"><text:soft-page-break/>This is shown below to be the integer number of cycles processed at a center frequency <text:span text:style-name="T8">f</text:span><text:span text:style-name="T4">k</text:span>. As such, this somewhat defines the time complexity of the transform.</text:p>
          <text:list xml:id="list666211607" text:style-name="L3">
            <text:list-item>
              <text:p text:style-name="P20">Window length for the <text:span text:style-name="T8">k</text:span>-th bin:</text:p>
            </text:list-item>
          </text:list>
          <text:p text:style-name="P3"><draw:frame draw:style-name="fr1" draw:name="Frame6" text:anchor-type="char" svg:width="0.0161in" draw:z-index="8"><draw:text-box fo:min-height="0.0161in"><text:p text:style-name="Text_20_body"/></draw:text-box></draw:frame><draw:frame draw:style-name="fr2" draw:name="Image4" text:anchor-type="as-char" svg:width="0.0161in" svg:height="0.0161in" draw:z-index="9"><draw:image xlink:href="Pictures/100019F70000001A0000001A44FE6E0FE75B6042.svg" xlink:type="simple" xlink:show="embed" xlink:actuate="onLoad" loext:mime-type="image/svg+xml"/><draw:image xlink:href="Pictures/10000201000000010000000108093F3507420144.png" xlink:type="simple" xlink:show="embed" xlink:actuate="onLoad"/><svg:title>{\displaystyle N[k]={\frac {f_{\text{s}}}{\delta f_{k}}}={\frac {f_{\text{s}}}{f_{k}}}Q.}</svg:title></draw:frame></text:p>
          <text:p text:style-name="P2">Since <text:span text:style-name="T8">f</text:span><text:span text:style-name="T4">s</text:span>/<text:span text:style-name="T8">f</text:span><text:span text:style-name="T4">k</text:span> is the number of samples processed per cycle at frequency <text:span text:style-name="T8">f</text:span><text:span text:style-name="T4">k</text:span>, <text:span text:style-name="T8">Q</text:span> is the number of integer cycles processed at this central frequency.</text:p>
          <text:p text:style-name="P14">The equivalent transform kernel can be found by using the following substitutions:</text:p>
          <text:list xml:id="list3451548592" text:style-name="L4">
            <text:list-item>
              <text:p text:style-name="P21">The window length of each bin is now a function of the bin number:</text:p>
            </text:list-item>
          </text:list>
          <text:p text:style-name="P4"><draw:frame draw:style-name="fr1" draw:name="Frame7" text:anchor-type="char" svg:width="0.0161in" draw:z-index="10"><draw:text-box fo:min-height="0.0161in"><text:p text:style-name="Text_20_body"/></draw:text-box></draw:frame><draw:frame draw:style-name="fr2" draw:name="Image5" text:anchor-type="as-char" svg:width="0.0161in" svg:height="0.0161in" draw:z-index="11"><draw:image xlink:href="Pictures/100015C60000001A0000001A9DBD8E8F3EC05C12.svg" xlink:type="simple" xlink:show="embed" xlink:actuate="onLoad" loext:mime-type="image/svg+xml"/><draw:image xlink:href="Pictures/10000201000000010000000108093F3507420144.png" xlink:type="simple" xlink:show="embed" xlink:actuate="onLoad"/><svg:title>{\displaystyle N=N[k]=Q{\frac {f_{\text{s}}}{f_{k}}}.}</svg:title></draw:frame></text:p>
          <text:list xml:id="list1052525567" text:style-name="L5">
            <text:list-item>
              <text:p text:style-name="P22">The relative power of each bin will decrease at higher frequencies, as these sum over fewer terms. To compensate for this, we normalize by <text:span text:style-name="T8">N</text:span>[<text:span text:style-name="T8">k</text:span>].</text:p>
            </text:list-item>
            <text:list-item>
              <text:p text:style-name="P34">Any windowing function will be a function of window length, and likewise a function of window number. For example, the equivalent Hamming window would be</text:p>
            </text:list-item>
          </text:list>
          <text:p text:style-name="P4"><draw:frame draw:style-name="fr1" draw:name="Frame8" text:anchor-type="char" svg:width="0.0161in" draw:z-index="12"><draw:text-box fo:min-height="0.0161in"><text:p text:style-name="Text_20_body"/></draw:text-box></draw:frame><draw:frame draw:style-name="fr2" draw:name="Image6" text:anchor-type="as-char" svg:width="0.0161in" svg:height="0.0161in" draw:z-index="13"><draw:image xlink:href="Pictures/100035A90000001A0000001A104F73EAE94BB5E1.svg" xlink:type="simple" xlink:show="embed" xlink:actuate="onLoad" loext:mime-type="image/svg+xml"/><draw:image xlink:href="Pictures/10000201000000010000000108093F3507420144.png" xlink:type="simple" xlink:show="embed" xlink:actuate="onLoad"/><svg:title>{\displaystyle W[k,n]=\alpha -(1-\alpha )\cos {\frac {2\pi n}{N[k]-1}},\quad \alpha =25/46,\quad 0\leqslant n\leqslant N[k]-1.}</svg:title></draw:frame></text:p>
          <text:list xml:id="list1589862358" text:style-name="L6">
            <text:list-item>
              <text:p text:style-name="P23">Our digital frequency, <draw:frame draw:style-name="fr1" draw:name="Frame9" text:anchor-type="char" svg:width="0.0161in" draw:z-index="14"><draw:text-box fo:min-height="0.0161in"><text:p text:style-name="Text_20_body"/></draw:text-box></draw:frame><draw:frame draw:style-name="fr2" draw:name="Image7" text:anchor-type="as-char" svg:width="0.0161in" svg:height="0.0161in" draw:z-index="15"><draw:image xlink:href="Pictures/10000D1C0000001A0000001A78E81C28D59FDD5C.svg" xlink:type="simple" xlink:show="embed" xlink:actuate="onLoad" loext:mime-type="image/svg+xml"/><draw:image xlink:href="Pictures/10000201000000010000000108093F3507420144.png" xlink:type="simple" xlink:show="embed" xlink:actuate="onLoad"/><svg:title>{\displaystyle {\frac {2\pi k}{N}}}</svg:title></draw:frame>, becomes <draw:frame draw:style-name="fr1" draw:name="Frame10" text:anchor-type="char" svg:width="0.0161in" draw:z-index="16"><draw:text-box fo:min-height="0.0161in"><text:p text:style-name="Text_20_body"/></draw:text-box></draw:frame><draw:frame draw:style-name="fr2" draw:name="Image8" text:anchor-type="as-char" svg:width="0.0161in" svg:height="0.0161in" draw:z-index="17"><draw:image xlink:href="Pictures/100011960000001A0000001AF1CB7A50B128B85B.svg" xlink:type="simple" xlink:show="embed" xlink:actuate="onLoad" loext:mime-type="image/svg+xml"/><draw:image xlink:href="Pictures/10000201000000010000000108093F3507420144.png" xlink:type="simple" xlink:show="embed" xlink:actuate="onLoad"/><svg:title>{\displaystyle {\frac {2\pi Q}{N[k]}}}</svg:title></draw:frame>.</text:p>
            </text:list-item>
          </text:list>
          <text:p text:style-name="P14">After these modifications, we are left with</text:p>
          <text:p text:style-name="P1"><draw:frame draw:style-name="fr1" draw:name="Frame11" text:anchor-type="char" svg:width="0.0161in" draw:z-index="18"><draw:text-box fo:min-height="0.0161in"><text:p text:style-name="Text_20_body"/></draw:text-box></draw:frame><draw:frame draw:style-name="fr2" draw:name="Image9" text:anchor-type="as-char" svg:width="0.0161in" svg:height="0.0161in" draw:z-index="19"><draw:image xlink:href="Pictures/100035C30000001A0000001A9E8B50C4854A9ED4.svg" xlink:type="simple" xlink:show="embed" xlink:actuate="onLoad" loext:mime-type="image/svg+xml"/><draw:image xlink:href="Pictures/10000201000000010000000108093F3507420144.png" xlink:type="simple" xlink:show="embed" xlink:actuate="onLoad"/><svg:title>{\displaystyle X[k]={\frac {1}{N[k]}}\sum _{n=0}^{N[k]-1}W[k,n]x[n]e^{\frac {-j2\pi Qn}{N[k]}}.}</svg:title></draw:frame></text:p>
          <text:h text:style-name="P7" text:outline-level="2"><text:bookmark text:name="Fast_calculation"/><text:span text:style-name="T31">Fast calculation</text:span><text:span text:style-name="T32">[</text:span><text:a xlink:type="simple" xlink:href="https://en.wikipedia.org/w/index.php?title=Constant-Q_transform&amp;action=edit&amp;section=2" text:style-name="Internet_20_link" text:visited-style-name="Visited_20_Internet_20_Link"><text:span text:style-name="T24">edit</text:span></text:a><text:span text:style-name="T32">]</text:span></text:h>
          <text:p text:style-name="P18"><text:span text:style-name="T12">The direct calculation of the constant-Q transform is slow when compared against the </text:span><text:a xlink:type="simple" xlink:href="https://en.wikipedia.org/wiki/Fast_Fourier_transform" text:style-name="Internet_20_link" text:visited-style-name="Visited_20_Internet_20_Link"><text:span text:style-name="T22">fast Fourier transform</text:span></text:a><text:span text:style-name="T12"> (FFT). However, the FFT can itself be employed, in conjunction with the use of a </text:span><text:a xlink:type="simple" xlink:href="https://en.wikipedia.org/wiki/Kernel_(statistics)" text:style-name="Internet_20_link" text:visited-style-name="Visited_20_Internet_20_Link"><text:span text:style-name="T22">kernel</text:span></text:a><text:span text:style-name="T12">, to perform the equivalent calculation but much faster.</text:span><text:bookmark text:name="cite_ref-pb92_3-0"/><text:a xlink:type="simple" xlink:href="https://en.wikipedia.org/wiki/Constant-Q_transform#cite_note-pb92-3" text:style-name="Internet_20_link" text:visited-style-name="Visited_20_Internet_20_Link"><text:span text:style-name="T25">[3]</text:span></text:a><text:span text:style-name="T12"> An approximate inverse to such an implementation was proposed in 2006; it works by going back to the DFT, and is only suitable for pitch instruments.</text:span><text:bookmark text:name="cite_ref-4"/><text:a xlink:type="simple" xlink:href="https://en.wikipedia.org/wiki/Constant-Q_transform#cite_note-4" text:style-name="Internet_20_link" text:visited-style-name="Visited_20_Internet_20_Link"><text:span text:style-name="T25">[4]</text:span></text:a></text:p>
          <text:p text:style-name="P18"><text:span text:style-name="T12">A development on this method with improved invertibility involves performing CQT (via FFT) octave-by-octave, using lowpass filtered and downsampled results for consecutively lower pitches.</text:span><text:bookmark text:name="cite_ref-5"/><text:a xlink:type="simple" xlink:href="https://en.wikipedia.org/wiki/Constant-Q_transform#cite_note-5" text:style-name="Internet_20_link" text:visited-style-name="Visited_20_Internet_20_Link"><text:span text:style-name="T25">[5]</text:span></text:a><text:span text:style-name="T12"> Implementations of this method include the reference MATLAB implementation and LibROSA's Python implementation.</text:span><text:bookmark text:name="cite_ref-librosa-cqt_6-0"/><text:a xlink:type="simple" xlink:href="https://en.wikipedia.org/wiki/Constant-Q_transform#cite_note-librosa-cqt-6" text:style-name="Internet_20_link" text:visited-style-name="Visited_20_Internet_20_Link"><text:span text:style-name="T25">[6]</text:span></text:a><text:span text:style-name="T12"> LibROSA combines the subsampled method with the direct FFT method (which it dubs "pseudo-CQT") by having the latter process higher frequencies as a whole.</text:span><text:bookmark text:name="cite_ref-librosa-cqt_6-1"/><text:a xlink:type="simple" xlink:href="https://en.wikipedia.org/wiki/Constant-Q_transform#cite_note-librosa-cqt-6" text:style-name="Internet_20_link" text:visited-style-name="Visited_20_Internet_20_Link"><text:span text:style-name="T25">[6]</text:span></text:a></text:p>
          <table:table table:name="Table1" table:style-name="Table1">
            <table:table-column table:style-name="Table1.A"/>
            <table:table-column table:style-name="Table1.B"/>
            <table:table-row>
              <table:table-cell table:style-name="Table1.A1" office:value-type="string">
                <text:p text:style-name="P42"><draw:a xlink:type="simple" xlink:href="https://en.wikipedia.org/wiki/File:Wiki_letter_w_cropped.svg"><draw:frame draw:style-name="fr2" draw:name="Image10" text:anchor-type="as-char" svg:width="0.2291in" svg:height="0.1665in" draw:z-index="20"><draw:image xlink:href="Pictures/10000201000000140000000EB4BBD69489A6CF11.png" xlink:type="simple" xlink:show="embed" xlink:actuate="onLoad" loext:mime-type="image/png"/><svg:title>[icon]</svg:title></draw:frame></draw:a></text:p>
              </table:table-cell>
              <table:table-cell table:style-name="Table1.A1" office:value-type="string">
                <text:p text:style-name="Table_20_Contents">This section <text:span text:style-name="T7">needs expansion</text:span>with: nonstationary Gabor frames <text:a xlink:type="simple" xlink:href="https://www.mathworks.com/help/wavelet/gs/non-stationary-gabor-frames.html" text:style-name="Internet_20_link" text:visited-style-name="Visited_20_Internet_20_Link"><text:span text:style-name="T38">as used by Matlab</text:span></text:a>. <text:span text:style-name="T40">You can help by</text:span><text:a xlink:type="simple" xlink:href="https://en.wikipedia.org/w/index.php?title=Constant-Q_transform&amp;action=edit&amp;section=2" text:style-name="Internet_20_link" text:visited-style-name="Visited_20_Internet_20_Link"><text:span text:style-name="T39">adding to it</text:span></text:a><text:span text:style-name="T40">.</text:span> <text:span text:style-name="T41">(December 2018)</text:span></text:p>
              </table:table-cell>
            </table:table-row>
          </table:table>
          <text:h text:style-name="P7" text:outline-level="2"><text:bookmark text:name="Comparison_with_the_Fourier_transform"/><text:soft-page-break/><text:span text:style-name="T31">Comparison with the Fourier transform</text:span><text:span text:style-name="T32">[</text:span><text:a xlink:type="simple" xlink:href="https://en.wikipedia.org/w/index.php?title=Constant-Q_transform&amp;action=edit&amp;section=3" text:style-name="Internet_20_link" text:visited-style-name="Visited_20_Internet_20_Link"><text:span text:style-name="T24">edit</text:span></text:a><text:span text:style-name="T32">]</text:span></text:h>
          <text:p text:style-name="P14">In general, the transform is well suited to musical data, and this can be seen in some of its advantages compared to the fast Fourier transform. As the output of the transform is effectively amplitude/phase against log frequency, fewer frequency bins are required to cover a given range effectively, and this proves useful where frequencies span several octaves. As the range of human hearing covers approximately ten octaves from 20 Hz to around 20 kHz, this reduction in output data is significant.</text:p>
          <text:p text:style-name="P18"><text:span text:style-name="T12">The transform exhibits a reduction in frequency resolution with higher frequency bins, which is desirable for auditory applications. The transform mirrors the human auditory system, whereby at lower-frequencies spectral resolution is better, whereas temporal resolution improves at higher frequencies. At the bottom of the piano scale (about 30 Hz), a difference of 1 semitone is a difference of approximately 1.5 Hz, whereas at the top of the musical scale (about 5 kHz), a difference of 1 semitone is a difference of approximately 200 Hz.</text:span><text:bookmark text:name="cite_ref-7"/><text:a xlink:type="simple" xlink:href="https://en.wikipedia.org/wiki/Constant-Q_transform#cite_note-7" text:style-name="Internet_20_link" text:visited-style-name="Visited_20_Internet_20_Link"><text:span text:style-name="T25">[7]</text:span></text:a><text:span text:style-name="T12"> So for musical data the exponential frequency resolution of constant-Q transform is ideal.</text:span></text:p>
          <text:p text:style-name="P18"><text:span text:style-name="T12">In addition, the harmonics of musical notes form a pattern characteristic of the timbre of the instrument in this transform. Assuming the same relative strengths of each harmonic, as the fundamental frequency changes, the relative position of these harmonics remains constant. This can make identification of instruments much easier. The constant Q transform can also be used for automatic recognition of musical keys based on accumulated chroma content.</text:span><text:bookmark text:name="cite_ref-pbo01_8-0"/><text:a xlink:type="simple" xlink:href="https://en.wikipedia.org/wiki/Constant-Q_transform#cite_note-pbo01-8" text:style-name="Internet_20_link" text:visited-style-name="Visited_20_Internet_20_Link"><text:span text:style-name="T25">[8]</text:span></text:a></text:p>
          <text:p text:style-name="P18"><text:span text:style-name="T12">Relative to the Fourier transform, implementation of this transform is more tricky. This is due to the varying number of samples used in the calculation of each frequency bin, which also affects the length of any windowing function implemented.</text:span><text:bookmark text:name="cite_ref-gb1999_9-0"/><text:a xlink:type="simple" xlink:href="https://en.wikipedia.org/wiki/Constant-Q_transform#cite_note-gb1999-9" text:style-name="Internet_20_link" text:visited-style-name="Visited_20_Internet_20_Link"><text:span text:style-name="T25">[9]</text:span></text:a></text:p>
          <text:p text:style-name="P14">Also note that because the frequency scale is logarithmic, there is no true zero-frequency / DC term present, perhaps limiting possible utility of the transform.</text:p>
          <text:h text:style-name="P7" text:outline-level="2"><text:bookmark text:name="References"/><text:span text:style-name="T31">References</text:span><text:span text:style-name="T32">[</text:span><text:a xlink:type="simple" xlink:href="https://en.wikipedia.org/w/index.php?title=Constant-Q_transform&amp;action=edit&amp;section=4" text:style-name="Internet_20_link" text:visited-style-name="Visited_20_Internet_20_Link"><text:span text:style-name="T24">edit</text:span></text:a><text:span text:style-name="T32">]</text:span></text:h>
          <text:list xml:id="list3508240516" text:style-name="L7">
            <text:list-item>
              <text:p text:style-name="P29"><text:bookmark text:name="cite_note-b91-1"/><text:a xlink:type="simple" xlink:href="https://en.wikipedia.org/wiki/Constant-Q_transform#cite_ref-b91_1-0" text:style-name="Internet_20_link" text:visited-style-name="Visited_20_Internet_20_Link"><text:span text:style-name="T26">^</text:span></text:a><text:span text:style-name="T16"> </text:span><text:a xlink:type="simple" xlink:href="https://en.wikipedia.org/wiki/Judy_Brown" text:style-name="Internet_20_link" text:visited-style-name="Visited_20_Internet_20_Link"><text:span text:style-name="T27">Judith C. Brown</text:span></text:a><text:span text:style-name="T16">, </text:span><text:a xlink:type="simple" xlink:href="http://www.wellesley.edu/Physics/brown/pubs/cq1stPaper.pdf" text:style-name="Internet_20_link" text:visited-style-name="Visited_20_Internet_20_Link"><text:span text:style-name="T33">Calculation of a constant Q spectral transform</text:span></text:a><text:span text:style-name="T16">, </text:span><text:span text:style-name="T18">J. Acoust. Soc. Am.</text:span><text:span text:style-name="T16">, 89(1):425–434, 1991.</text:span></text:p>
            </text:list-item>
            <text:list-item>
              <text:p text:style-name="P36"><text:bookmark text:name="cite_note-2"/><text:a xlink:type="simple" xlink:href="https://en.wikipedia.org/wiki/Constant-Q_transform#cite_ref-2" text:style-name="Internet_20_link" text:visited-style-name="Visited_20_Internet_20_Link"><text:span text:style-name="T26">^</text:span></text:a><text:span text:style-name="T16"> </text:span><text:a xlink:type="simple" xlink:href="https://ccrma.stanford.edu/~jos/sasp/Continuous_Wavelet_Transform.html" text:style-name="Internet_20_link" text:visited-style-name="Visited_20_Internet_20_Link"><text:span text:style-name="T33">Continuous Wavelet Transform</text:span></text:a><text:span text:style-name="T16"> "When the mother wavelet can be interpreted as a windowed sinusoid (such as the Morlet wavelet), the wavelet transform can be interpreted as a constant-Q Fourier transform. Before the theory of wavelets, constant-Q Fourier transforms (such as obtained from a classic third-octave filter bank) were not easy to invert, because the basis signals were not orthogonal."</text:span></text:p>
            </text:list-item>
            <text:list-item>
              <text:p text:style-name="P36"><text:bookmark text:name="cite_note-pb92-3"/><text:soft-page-break/><text:a xlink:type="simple" xlink:href="https://en.wikipedia.org/wiki/Constant-Q_transform#cite_ref-pb92_3-0" text:style-name="Internet_20_link" text:visited-style-name="Visited_20_Internet_20_Link"><text:span text:style-name="T26">^</text:span></text:a><text:span text:style-name="T16"> </text:span><text:a xlink:type="simple" xlink:href="https://en.wikipedia.org/wiki/Judy_Brown" text:style-name="Internet_20_link" text:visited-style-name="Visited_20_Internet_20_Link"><text:span text:style-name="T27">Judith C. Brown</text:span></text:a><text:span text:style-name="T16"> and Miller S. Puckette, </text:span><text:a xlink:type="simple" xlink:href="http://academics.wellesley.edu/Physics/brown/pubs/effalgV92P2698-P2701.pdf" text:style-name="Internet_20_link" text:visited-style-name="Visited_20_Internet_20_Link"><text:span text:style-name="T33">An efficient algorithm for the calculation of a constant Q transform</text:span></text:a><text:span text:style-name="T16">, </text:span><text:span text:style-name="T18">J. Acoust. Soc. Am.</text:span><text:span text:style-name="T16">, 92(5):2698–2701, 1992.</text:span></text:p>
            </text:list-item>
            <text:list-item>
              <text:p text:style-name="P36"><text:bookmark text:name="cite_note-4"/><text:a xlink:type="simple" xlink:href="https://en.wikipedia.org/wiki/Constant-Q_transform#cite_ref-4" text:style-name="Internet_20_link" text:visited-style-name="Visited_20_Internet_20_Link"><text:span text:style-name="T26">^</text:span></text:a><text:span text:style-name="T16"> </text:span><text:span text:style-name="Citation"><text:span text:style-name="T16">FitzGerald, Derry; Cychowski, Marcin T.; Cranitch, Matt (1 May 2006). </text:span></text:span><text:a xlink:type="simple" xlink:href="https://www.researchgate.net/publication/228680714_Towards_an_inverse_constant_Q_transform" text:style-name="Internet_20_link" text:visited-style-name="Visited_20_Internet_20_Link"><text:span text:style-name="Citation"><text:span text:style-name="T33">"Towards an Inverse Constant Q Transform"</text:span></text:span></text:a><text:span text:style-name="Citation"><text:span text:style-name="T16">. </text:span></text:span><text:span text:style-name="Citation"><text:span text:style-name="T18">Audio Engineering Society Convention</text:span></text:span><text:span text:style-name="Citation"><text:span text:style-name="T16">. Paris: Audio Engineering Society. </text:span></text:span><text:span text:style-name="Citation"><text:span text:style-name="T17">120</text:span></text:span><text:span text:style-name="Citation"><text:span text:style-name="T16">.</text:span></text:span></text:p>
            </text:list-item>
            <text:list-item>
              <text:p text:style-name="P36"><text:bookmark text:name="cite_note-5"/><text:a xlink:type="simple" xlink:href="https://en.wikipedia.org/wiki/Constant-Q_transform#cite_ref-5" text:style-name="Internet_20_link" text:visited-style-name="Visited_20_Internet_20_Link"><text:span text:style-name="T26">^</text:span></text:a><text:span text:style-name="T16"> </text:span><text:span text:style-name="Citation"><text:span text:style-name="T16">Schörkhuber, Christian; Klapuri, Anssi (2010). </text:span></text:span><text:a xlink:type="simple" xlink:href="http://www.iem.at/~schoerkhuber/cqt2010/" text:style-name="Internet_20_link" text:visited-style-name="Visited_20_Internet_20_Link"><text:span text:style-name="Citation"><text:span text:style-name="T33">"CONSTANT-Q TRANSFORM TOOLBOX FOR MUSIC PROCESSING"</text:span></text:span></text:a><text:span text:style-name="Citation"><text:span text:style-name="T16">. </text:span></text:span><text:span text:style-name="Citation"><text:span text:style-name="T18">7th Sound and Music Computing Conference</text:span></text:span><text:span text:style-name="Citation"><text:span text:style-name="T16">. Barcelona. Retrieved 12 December 2018.</text:span></text:span><text:span text:style-name="T16"> </text:span><text:a xlink:type="simple" xlink:href="https://iem.kug.ac.at/fileadmin/media/iem/projects/2010/smc10_schoerkhuber.pdf" text:style-name="Internet_20_link" text:visited-style-name="Visited_20_Internet_20_Link"><text:span text:style-name="T33">paper</text:span></text:a></text:p>
            </text:list-item>
            <text:list-item>
              <text:p text:style-name="P37"><text:bookmark text:name="cite_note-librosa-cqt-6"/><text:span text:style-name="T16">^ </text:span><text:a xlink:type="simple" xlink:href="https://en.wikipedia.org/wiki/Constant-Q_transform#cite_ref-librosa-cqt_6-0" text:style-name="Internet_20_link" text:visited-style-name="Visited_20_Internet_20_Link"><text:span text:style-name="T28">Jump up to:</text:span></text:a><text:a xlink:type="simple" xlink:href="https://en.wikipedia.org/wiki/Constant-Q_transform#cite_ref-librosa-cqt_6-0" text:style-name="Internet_20_link" text:visited-style-name="Visited_20_Internet_20_Link"><text:span text:style-name="T29">a</text:span></text:a><text:span text:style-name="T16"> </text:span><text:a xlink:type="simple" xlink:href="https://en.wikipedia.org/wiki/Constant-Q_transform#cite_ref-librosa-cqt_6-1" text:style-name="Internet_20_link" text:visited-style-name="Visited_20_Internet_20_Link"><text:span text:style-name="T29">b</text:span></text:a><text:span text:style-name="T16"> </text:span><text:span text:style-name="Citation"><text:span text:style-name="T16">McFee, Brian; Battenberg, Eric; Lostanlen, Vincent; Thomé, Carl (12 December 2018). </text:span></text:span><text:a xlink:type="simple" xlink:href="https://github.com/librosa/librosa/blob/8d26423/librosa/core/constantq.py" text:style-name="Internet_20_link" text:visited-style-name="Visited_20_Internet_20_Link"><text:span text:style-name="Citation"><text:span text:style-name="T33">"librosa: core/constantq.py at 8d26423"</text:span></text:span></text:a><text:span text:style-name="Citation"><text:span text:style-name="T16">. </text:span></text:span><text:span text:style-name="Citation"><text:span text:style-name="T18">GitHub</text:span></text:span><text:span text:style-name="Citation"><text:span text:style-name="T16">. librosa. Retrieved 12 December2018.</text:span></text:span></text:p>
            </text:list-item>
            <text:list-item>
              <text:p text:style-name="P36"><text:bookmark text:name="cite_note-7"/><text:a xlink:type="simple" xlink:href="https://en.wikipedia.org/wiki/Constant-Q_transform#cite_ref-7" text:style-name="Internet_20_link" text:visited-style-name="Visited_20_Internet_20_Link"><text:span text:style-name="T26">^</text:span></text:a><text:span text:style-name="T16"> </text:span><text:a xlink:type="simple" xlink:href="http://newt.phys.unsw.edu.au/jw/graphics/notes.GIF" text:style-name="Internet_20_link" text:visited-style-name="Visited_20_Internet_20_Link"><text:span text:style-name="T33">http://newt.phys.unsw.edu.au/jw/graphics/notes.GIF</text:span></text:a></text:p>
            </text:list-item>
            <text:list-item>
              <text:p text:style-name="P36"><text:bookmark text:name="cite_note-pbo01-8"/><text:a xlink:type="simple" xlink:href="https://en.wikipedia.org/wiki/Constant-Q_transform#cite_ref-pbo01_8-0" text:style-name="Internet_20_link" text:visited-style-name="Visited_20_Internet_20_Link"><text:span text:style-name="T26">^</text:span></text:a><text:span text:style-name="T16"> Hendrik Purwins, Benjamin Blankertz and Klaus Obermayer, </text:span><text:a xlink:type="simple" xlink:href="http://pdfs.semanticscholar.org/f671/2e765320de050afd8305401b74a489d92c28.pdf" text:style-name="Internet_20_link" text:visited-style-name="Visited_20_Internet_20_Link"><text:span text:style-name="T33">A New Method for Tracking Modulations in Tonal Music in Audio Data Format</text:span></text:a><text:span text:style-name="T16">, </text:span><text:span text:style-name="T18">International Joint Conference on Neural Network (IJCNN’00).</text:span><text:span text:style-name="T16">, 6:270-275, 2000.</text:span></text:p>
            </text:list-item>
            <text:list-item>
              <text:p text:style-name="P39"><text:bookmark text:name="cite_note-gb1999-9"/><text:a xlink:type="simple" xlink:href="https://en.wikipedia.org/wiki/Constant-Q_transform#cite_ref-gb1999_9-0" text:style-name="Internet_20_link" text:visited-style-name="Visited_20_Internet_20_Link"><text:span text:style-name="T26">^</text:span></text:a><text:span text:style-name="T16"> Benjamin Blankertz, </text:span><text:a xlink:type="simple" xlink:href="http://wwwmath.uni-muenster.de/logik/Personen/blankertz/constQ/constQ.html" text:style-name="Internet_20_link" text:visited-style-name="Visited_20_Internet_20_Link"><text:span text:style-name="T33">The Constant Q Transform</text:span></text:a><text:span text:style-name="T16">, 1999.</text:span></text:p>
            </text:list-item>
          </text:list>
        </text:section>
        <text:section text:style-name="Sect3" text:name="catlinks">
          <text:p text:style-name="P11"/>
          <text:section text:style-name="Sect1" text:name="mw-normal-catlinks">
            <text:p text:style-name="P13"><text:a xlink:type="simple" xlink:href="https://en.wikipedia.org/wiki/Help:Category" text:style-name="Internet_20_link" text:visited-style-name="Visited_20_Internet_20_Link"><text:span text:style-name="T1">Categories</text:span></text:a>: </text:p>
            <text:list xml:id="list3191729988" text:style-name="L8">
              <text:list-item>
                <text:p text:style-name="P28"><text:a xlink:type="simple" xlink:href="https://en.wikipedia.org/wiki/Category:Integral_transforms" text:style-name="Internet_20_link" text:visited-style-name="Visited_20_Internet_20_Link"><text:span text:style-name="T21">Integral transforms</text:span></text:a></text:p>
              </text:list-item>
              <text:list-item>
                <text:p text:style-name="P31"><text:a xlink:type="simple" xlink:href="https://en.wikipedia.org/wiki/Category:Harmonic_analysis" text:style-name="Internet_20_link" text:visited-style-name="Visited_20_Internet_20_Link"><text:span text:style-name="T21">Harmonic analysis</text:span></text:a></text:p>
              </text:list-item>
              <text:list-item>
                <text:p text:style-name="P31"><text:a xlink:type="simple" xlink:href="https://en.wikipedia.org/wiki/Category:Music_information_retrieval" text:style-name="Internet_20_link" text:visited-style-name="Visited_20_Internet_20_Link"><text:span text:style-name="T21">Music information retrieval</text:span></text:a></text:p>
              </text:list-item>
            </text:list>
          </text:section>
        </text:section>
        <text:p text:style-name="P10"><draw:frame draw:style-name="fr1" draw:name="Frame2" text:anchor-type="char" svg:width="0.0161in" draw:z-index="1"><draw:text-box fo:min-height="0.0161in"><text:p text:style-name="Text_20_body"><text:a xlink:type="simple" xlink:href="https://en.wikipedia.org/wiki/Constant-Q_transform#p-search" text:style-name="Internet_20_link" text:visited-style-name="Visited_20_Internet_20_Link"><text:span text:style-name="T1">Jump to search</text:span></text:a></text:p></draw:text-box></draw:frame><draw:frame draw:style-name="fr1" draw:name="Frame1" text:anchor-type="char" svg:width="0.0161in" draw:z-index="0"><draw:text-box fo:min-height="0.0161in"><text:p text:style-name="Text_20_body"><text:a xlink:type="simple" xlink:href="https://en.wikipedia.org/wiki/Constant-Q_transform#mw-head" text:style-name="Internet_20_link" text:visited-style-name="Visited_20_Internet_20_Link"><text:span text:style-name="T1">Jump to navigation</text:span></text:a></text:p></draw:text-box></draw:frame></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svg:font-family="'Linux Libertine', Georgia, Times, serif"/>
    <style:font-face style:name="Lohit Devanagari1" svg:font-family="'Lohit Devanagari'"/>
    <style:font-face style:name="MathJax Main" svg:font-family="'MathJax Main'"/>
    <style:font-face style:name="MathJax Math-italic" svg:font-family="'MathJax Math-italic'"/>
    <style:font-face style:name="Open Sans" svg:font-family="'Open Sans', Arial,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itation" style:family="text">
      <style:text-properties fo:font-style="italic" style:font-style-asian="italic" style:font-style-complex="italic"/>
    </style:style>
    <style:style style:name="in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3T13:54:47.807953083</meta:creation-date>
    <dc:date>2019-03-23T13:59:15.912191996</dc:date>
    <meta:editing-duration>PT4M27S</meta:editing-duration>
    <meta:editing-cycles>3</meta:editing-cycles>
    <meta:generator>LibreOffice/6.0.7.3$Linux_X86_64 LibreOffice_project/00m0$Build-3</meta:generator>
    <meta:document-statistic meta:table-count="1" meta:image-count="10" meta:object-count="0" meta:page-count="4" meta:paragraph-count="58" meta:word-count="1029" meta:character-count="6589" meta:non-whitespace-character-count="5634"/>
  </office:meta>
</office:document-meta>
</file>